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justify" style:justify-single-word="false"/>
      <style:text-properties fo:font-size="12pt" style:text-underline-style="none" style:font-size-asian="10.5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5pt" style:text-underline-style="none" fo:font-weight="bold" style:font-size-asian="15pt" style:font-weight-asian="bold" style:font-size-complex="15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fo:font-size="12pt" style:text-underline-style="none" style:font-size-asian="10.5pt" style:font-size-complex="12pt"/>
    </style:style>
    <style:style style:name="P9" style:family="paragraph" style:parent-style-name="Text_20_body">
      <style:paragraph-properties fo:text-align="justify" style:justify-single-word="false"/>
      <style:text-properties fo:font-size="12pt" style:text-underline-style="none" style:font-size-asian="10.5pt" style:font-size-complex="12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language="en" fo:country="none"/>
    </style:style>
    <style:style style:name="P12" style:family="paragraph" style:parent-style-name="Text_20_body">
      <style:paragraph-properties fo:text-align="justify" style:justify-single-word="false"/>
    </style:style>
    <style:style style:name="T1" style:family="text">
      <style:text-properties fo:font-size="12pt" style:text-underline-style="none" style:font-size-asian="10.5pt" style:font-size-complex="12pt"/>
    </style:style>
    <style:style style:name="T2" style:family="text">
      <style:text-properties fo:language="en" fo:country="none"/>
    </style:style>
    <style:style style:name="T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aratifs des différents détecteurs de points d'intérêts</text:h>
      <text:p text:style-name="P1"/>
      <text:p text:style-name="Text_20_body">On peut utiliser plusieurs algorithmes pour trouver des caractéristiques intéressantes dans une image :</text:p>
      <text:p text:style-name="P2"/>
      <text:h text:style-name="Heading_20_2" text:outline-level="2">algorithme de détection de contour :</text:h>
      <text:p text:style-name="Text_20_body"/>
      <text:p text:style-name="Text_20_body">Canny</text:p>
      <text:p text:style-name="Text_20_body">Canny-Deriche</text:p>
      <text:p text:style-name="Text_20_body">Differential</text:p>
      <text:p text:style-name="Text_20_body">Sobel</text:p>
      <text:p text:style-name="Text_20_body">Prewitt</text:p>
      <text:p text:style-name="Text_20_body">Robert cross (or Roberts)</text:p>
      <text:p text:style-name="Text_20_body"/>
      <text:p text:style-name="Text_20_body">Frei-Chen?(voir <text:a xlink:type="simple" xlink:href="http://rastergrid.com/blog/2011/01/frei-chen-edge-detector/">http://rastergrid.com/blog/2011/01/frei-chen-edge-detector/</text:a> )</text:p>
      <text:p text:style-name="P4"/>
      <text:p text:style-name="Text_20_body">projet intéréssant d'utilisation et comparaison de Sobel,Prewitt et Kirsh, en C++ et GDI+</text:p>
      <text:p text:style-name="Text_20_body">(voir <text:a xlink:type="simple" xlink:href="http://www.intelliproject.net/articles/showArticle/index/image_proc_edge_detect">http://www.intelliproject.net/articles/showArticle/index/image_proc_edge_detect</text:a> )</text:p>
      <text:p text:style-name="P10">voir cet article intéréssant pour appliquer Sobel ou Prewitt, très bien expliqué:</text:p>
      <text:p text:style-name="P10"><text:a xlink:type="simple" xlink:href="http://www.programming-techniques.com/2013/03/sobel-and-prewitt-edge-detector-in-c.html">http://www.programming-techniques.com/2013/03/sobel-and-prewitt-edge-detector-in-c.html</text:a></text:p>
      <text:p text:style-name="P10"/>
      <text:p text:style-name="P10"/>
      <text:p text:style-name="Text_20_body"/>
      <text:h text:style-name="Heading_20_2" text:outline-level="2">algorithme de détection de points d'intérêts(corner detection):</text:h>
      <text:p text:style-name="Text_20_body">(voir thèse sur comparaison de plusieursdescripteurs ici :</text:p>
      <text:p text:style-name="P6"><text:a xlink:type="simple" xlink:href="http://www.google.com/url?sa=t&amp;rct=j&amp;q=&amp;esrc=s&amp;source=web&amp;cd=11&amp;ved=0CCcQFjAAOAo&amp;url=http%3A%2F%2Fojs.academypublisher.com%2Findex.php%2Fjmm%2Farticle%2Fdownload%2F0406435441%2F1307&amp;ei=gdF7Uq6gNOqw0QWDjoDwAg&amp;usg=AFQjCNHDaurFhaDc7D22WcfJUneTnt2gVA&amp;bvm=bv.56146854,d.d2k">http://www.google.com/url?sa=t&amp;rct=j&amp;q=&amp;esrc=s&amp;source=web&amp;cd=11&amp;ved=0CCcQFjAAOAo&amp;url=http%3A%2F%2Fojs.academypublisher.com%2Findex.php%2Fjmm%2Farticle%2Fdownload%2F0406435441%2F1307&amp;ei=gdF7Uq6gNOqw0QWDjoDwAg&amp;usg=AFQjCNHDaurFhaDc7D22WcfJUneTnt2gVA&amp;bvm=bv.56146854,d.d2k</text:a></text:p>
      <text:p text:style-name="P6">)</text:p>
      <text:p text:style-name="Text_20_body">Harris</text:p>
      <text:p text:style-name="Text_20_body">en c++ il y a les fonctions cornerHarris et cornerMinEigenVal</text:p>
      <text:p text:style-name="Text_20_body">(minimum des valeurs propres)</text:p>
      <text:p text:style-name="Text_20_body">good feature to track peut permettre de déterminer les poi le plus forts.</text:p>
      <text:p text:style-name="P9">cornerSubPix d'améliorer la localisation des poi</text:p>
      <text:p text:style-name="Text_20_body"><text:soft-page-break/>Shi and Tomasi</text:p>
      <text:p text:style-name="Text_20_body">Level curve curvature</text:p>
      <text:p text:style-name="Text_20_body">SUSAN (utilisé aussi pour edge detection)</text:p>
      <text:p text:style-name="Text_20_body">FAST</text:p>
      <text:p text:style-name="P8"/>
      <text:p text:style-name="P2"/>
      <text:p text:style-name="P2"/>
      <text:h text:style-name="Heading_20_2" text:outline-level="2">algorithme de détection de blob (tâches difforme) :</text:h>
      <text:p text:style-name="P4"/>
      <text:p text:style-name="Text_20_body">LoG (Laplacian of Gaussian)</text:p>
      <text:p text:style-name="Text_20_body">DoG (Difference of Gaussians)</text:p>
      <text:p text:style-name="Text_20_body">DoH (Determinent of Hessian)</text:p>
      <text:p text:style-name="Text_20_body">Maximally stable extremal regions</text:p>
      <text:p text:style-name="Text_20_body">PCBR (<text:bookmark text:name="firstHeading"/><text:span text:style-name="T2">Principal curvature-based region detector)</text:span></text:p>
      <text:p text:style-name="Text_20_body"/>
      <text:p text:style-name="P2"/>
      <text:h text:style-name="Heading_20_1" text:outline-level="1">Detection de Ridge (crête, vallée)</text:h>
      <text:p text:style-name="Text_20_body"/>
      <text:p text:style-name="Text_20_body">Localise les crêtes, les vallée (eg les côtes d'une plage) dans l'image, forme des ensembles de crêtes et les caractérise. Utilise des maxima local de fonctions. Ces algorithmes sont utilisés pour « capturer » l'intérieur des objet « allongés dans le domaine de l'image »(trad :à niveaux de gris?). </text:p>
      <text:p text:style-name="Text_20_body"/>
      <text:p text:style-name="Text_20_body">Des notions de crête ont été mentionnés en «  ligne de partage des eaux » et ont été utilisés pour la segmentation.</text:p>
      <text:p text:style-name="Text_20_body">Ces algorithmes sont aussi utilisés pour « capturer » la forme des objets. Avec une définition approprié des concepts de crêtes et de vallée on peut aboutir à un « squelette invariant à l'échelle ».</text:p>
      <text:p text:style-name="Text_20_body">Il est utilisé pour détecter les routes dans des photographies aériennes ou pour détecter les vaisseaux sanguins dans des images de rétines ou des images de résonance magnétique tri dimensionnelles.</text:p>
      <text:p text:style-name="Text_20_body"/>
      <text:p text:style-name="Text_20_body">(voir <text:a xlink:type="simple" xlink:href="http://en.wikipedia.org/wiki/Ridge_detection">http://en.wikipedia.org/wiki/Ridge_detection</text:a>)</text:p>
      <text:p text:style-name="Text_20_body"/>
      <text:h text:style-name="Heading_20_1" text:outline-level="1">Transformée de Hough</text:h>
      <text:p text:style-name="Text_20_body"/>
      <text:p text:style-name="Text_20_body">Permet de reconnaître les lignes d'une image ou plus généralement n'importe quelle forme.</text:p>
      <text:p text:style-name="Text_20_body"/>
      <text:p text:style-name="Text_20_body">(voir <text:a xlink:type="simple" xlink:href="http://fr.wikipedia.org/wiki/Transformée_de_Hough">http://fr.wikipedia.org/wiki/Transform%C3%A9e_de_Hough</text:a>)</text:p>
      <text:h text:style-name="Heading_20_1" text:outline-level="1"><text:soft-page-break/>Tenseur de structure</text:h>
      <text:p text:style-name="Text_20_body">Notion un peu complexe.</text:p>
      <text:p text:style-name="Text_20_body">Se réfère à la matrice de moment d'ordre deux, qui est une matrice dérivée du gradient d'une fonction.</text:p>
      <text:p text:style-name="Text_20_body">Il contient les directions prédominantes du gradient dans un voisinage de points spécifique, et <text:s/>mesure la cohérence de ces vecteurs.<text:bookmark text:name="result_box"/> <text:span text:style-name="T3">Le tenseur de structure est souvent utilisé dans le traitement d'image et vision par ordinateur.</text:span></text:p>
      <text:p text:style-name="Text_20_body"/>
      <text:p text:style-name="Text_20_body">(voir <text:a xlink:type="simple" xlink:href="http://en.wikipedia.org/wiki/Structure_tensor">http://en.wikipedia.org/wiki/Structure_tensor</text:a>)</text:p>
      <text:p text:style-name="Text_20_body"/>
      <text:h text:style-name="Heading_20_1" text:outline-level="1">Détecteurs de caractéristiques affine invariant</text:h>
      <text:p text:style-name="Text_20_body">(Affine invariant feature detection)</text:p>
      <text:p text:style-name="Text_20_body"/>
      <text:p text:style-name="Text_20_body">Adaptation de forme affine :</text:p>
      <text:p text:style-name="Text_20_body">Harris affine: il identifie des régions similaires entre deux images relié par une transformation affine et qui ont différentes luminositées.</text:p>
      <text:p text:style-name="Text_20_body">Hessian affine :</text:p>
      <text:p text:style-name="Text_20_body">une implémentation est disponible ici(à vérifier)</text:p>
      <text:p text:style-name="Text_20_body">https://github.com/perdoch/hesaff/blob/master/hesaff.cpp</text:p>
      <text:p text:style-name="Text_20_body"/>
      <text:p text:style-name="Text_20_body"/>
      <text:p text:style-name="Text_20_body"/>
      <text:p text:style-name="Standard"/>
      <text:p text:style-name="Text_20_body"/>
      <text:h text:style-name="Heading_20_1" text:outline-level="1">Descripteurs de caractéristiques</text:h>
      <text:p text:style-name="Text_20_body">(feature description)</text:p>
      <text:p text:style-name="Text_20_body">SIFT : <text:bookmark text:name="firstHeading1"/><text:span text:style-name="T2">Scale-invariant feature transform</text:span></text:p>
      <text:p text:style-name="P11">Les “descripteurs SIFT” des images à étudier se calculent, il s'agit d'informations numériques dérivées de l'analyse locale d'une image de façon la plus indépendantes à l'échelle, au cadrage, à l'angle d'observation et la luminosité.</text:p>
      <text:p text:style-name="P11">Deux photographies d'un même objet ont des chances d'avoir des descripteurs SIFT similaires, et deux photos très différentes auront des descripteurs très différents.</text:p>
      <text:p text:style-name="P11"/>
      <text:p text:style-name="Text_20_body">(voir <text:a xlink:type="simple" xlink:href="http://en.wikipedia.org/wiki/Scale-invariant_feature_transform">http://en.wikipedia.org/wiki/Scale-invariant_feature_transform</text:a>)</text:p>
      <text:p text:style-name="Text_20_body"/>
      <text:p text:style-name="Text_20_body"/>
      <text:p text:style-name="Text_20_body"/>
      <text:p text:style-name="Text_20_body"><text:soft-page-break/></text:p>
      <text:p text:style-name="Text_20_body"/>
      <text:p text:style-name="Text_20_body">SURF :</text:p>
      <text:p text:style-name="Text_20_body"/>
      <text:p text:style-name="Text_20_body"/>
      <text:p text:style-name="Text_20_body">GLOH :</text:p>
      <text:p text:style-name="Text_20_body">HOG :</text:p>
      <text:p text:style-name="Text_20_body"/>
      <text:p text:style-name="Text_20_body">dans openCV, on trouve la classe</text:p>
      <text:p text:style-name="P5">DescriptorExtractor</text:p>
      <text:p text:style-name="P5">dont héritent</text:p>
      <text:p text:style-name="P6">BriefDescriptorExtractor </text:p>
      <text:p text:style-name="P6">CalonderDescriptorExtractor&lt; T &gt; </text:p>
      <text:p text:style-name="P7">OpponentColorDescriptorExtractor</text:p>
      <text:p text:style-name="P7">SiftDescriptorExtractor</text:p>
      <text:p text:style-name="P6">SurfDescriptorExtractor</text:p>
      <text:p text:style-name="P6"/>
      <text:p text:style-name="P6">DescriptorExtractor a une fonction compute permettant de calculer les descripteurs.</text:p>
      <text:p text:style-name="P6">La classe qui calcule les « descripteurs BRIEF » est décrite ici :</text:p>
      <text:p text:style-name="P6">Class for computing BRIEF descriptors described in a paper of Calonder M., Lepetit V., Strecha C., Fua P. <text:span text:style-name="Emphasis">BRIEF: Binary Robust Independent Elementary Features</text:span> , 11th European Conference on Computer Vision (ECCV), Heraklion, Crete. LNCS Springer, September 2010.</text:p>
      <text:p text:style-name="P6">téléchargeable ici :</text:p>
      <text:p text:style-name="P6">http://link.springer.com/chapter/10.1007%2F978-3-642-15561-1_56</text:p>
      <text:p text:style-name="Text_20_body"/>
      <text:p text:style-name="Text_20_body"/>
      <text:p text:style-name="Text_20_body"/>
      <text:p text:style-name="Text_20_body"/>
      <text:p text:style-name="Text_20_body"/>
      <text:p text:style-name="Text_20_body"/>
      <text:p text:style-name="Text_20_body"/>
      <text:h text:style-name="Heading_20_1" text:outline-level="1">Espace d'échelle</text:h>
      <text:p text:style-name="Text_20_body"/>
      <text:p text:style-name="Text_20_body">Théorie pour manipuler une image à différentes échelles. Représente une image comme une famille d'images lissées à un paramètre, la représentation d'espace d'échelle paramétrée par la taille d'un noyau lissant utilisé pour supprimer les structures dans les petites échelles.</text:p>
      <text:p text:style-name="Text_20_body">Le principale type d'espace d'échelle est l'espace d'échelle linéaire (Gaussien), qui a un large champ <text:soft-page-break/>d'application ainsi que la propriété intéréssante de pouvoir être obtenue à partir d'un petit ensemble d'axiomes d'espace d'échelles. </text:p>
      <text:p text:style-name="Text_20_body">L'espace d'échelle permet d'effectuer des « opération visuel » par invariance d'échelle, nécessaire pour les variations de tailles ou d'angles avec la caméra.</text:p>
      <text:p text:style-name="Text_20_body"/>
      <text:p text:style-name="Text_20_body">(voir <text:a xlink:type="simple" xlink:href="http://fr.wikipedia.org/wiki/Espace_d%27échelle">http://fr.wikipedia.org/wiki/Espace_d%27%C3%A9chelle</text:a>)</text:p>
      <text:p text:style-name="Text_20_body"/>
      <text:p text:style-name="Text_20_body">Axiomes d'espaces d'échelle :</text:p>
      <text:p text:style-name="Text_20_body">Pyramids :</text:p>
      <text:p text:style-name="Text_20_body">(voir http://en.wikipedia.org/wiki/Pyramid_%28image_processing%29)</text:p>
      <text:p text:style-name="Text_20_body"/>
      <text:p text:style-name="Text_20_body"/>
      <text:p text:style-name="Text_20_body"/>
      <text:p text:style-name="Text_20_body"/>
      <text:p text:style-name="Text_20_body"/>
      <text:p text:style-name="Text_20_body"/>
      <text:p text:style-name="Text_20_body"/>
      <text:p text:style-name="Text_20_body"><text:s text:c="2"/></text:p>
      <text:p text:style-name="P2"/>
      <text:p text:style-name="P2"/>
      <text:p text:style-name="P2"/>
      <text:p text:style-name="P2"/>
      <text:p text:style-name="P2"/>
      <text:p text:style-name="P2"/>
      <text:p text:style-name="P2"/>
      <text:p text:style-name="P2">matlab: </text:p>
      <text:p text:style-name="P2"/>
      <text:p text:style-name="P3"><text:span text:style-name="T1">la fonction cornermetric permet d'utiliser le détecteur de Harris ou/et l'algorithme de détection </text:span><text:bookmark text:name="The_Harris_.26_Stephens_.2F_Plessey_.2F_Shi.E2.80.93Tomasi_corner_detection_algorithm"/>Shi–Tomasi, avec différents parametres.</text:p>
      <text:p text:style-name="P2"/>
      <text:p text:style-name="P2"><text:a xlink:type="simple" xlink:href="http://www.mathworks.fr/fr/help/images/ref/cornermetric.html">http://www.mathworks.fr/fr/help/images/ref/cornermetric.html</text:a></text:p>
      <text:p text:style-name="P2"/>
      <text:p text:style-name="P2">opencv :</text:p>
      <text:p text:style-name="P2"/>
      <text:p text:style-name="P2">fonction </text:p>
      <text:p text:style-name="P2">goodFeaturesToTrack </text:p>
      <text:p text:style-name="P2">cornerHarris</text:p>
      <text:p text:style-name="P2">cornerMinEigenVal (min des valeurs propres)</text:p>
      <text:p text:style-name="P2"><text:span text:style-name="Teletype"/></text:p>
      <text:p text:style-name="P2"><text:span text:style-name="Teletype">Hough(à tester)</text:span></text:p>
      <text:p text:style-name="P2"><text:span text:style-name="Teletyp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5T09:34:11</meta:creation-date>
    <dc:date>2013-11-07T18:51:20</dc:date>
    <dc:creator>Daniel Veysseire</dc:creator>
    <meta:editing-duration>P1DT13M40S</meta:editing-duration>
    <meta:editing-cycles>52</meta:editing-cycles>
    <meta:generator>LibreOffice/3.5$Linux_X86_64 LibreOffice_project/350m1$Build-2</meta:generator>
    <meta:document-statistic meta:table-count="0" meta:image-count="0" meta:object-count="0" meta:page-count="5" meta:paragraph-count="94" meta:word-count="722" meta:character-count="5886" meta:non-whitespace-character-count="5246"/>
  </office:meta>
</office:document-meta>
</file>